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611374F3F1940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611374F3F1940287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5.588cm" svg:y="7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85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779cm" svg:y="6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0.541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604cm" svg:y="5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89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0.668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19cm" svg:y="6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906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1.17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0.669cm" svg:y="6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1.81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2.065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2.272cm" svg:y="2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3.081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3.97cm" svg:y="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1.43cm" svg:y="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1.431cm" svg:y="7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4.732cm" svg:y="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5.24cm" svg:y="0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9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6.129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6.13cm" svg:y="3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3.716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5.367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4.605cm" svg:y="2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2T19:08:21.304891992</dc:date>
    <meta:editing-duration>PT9M43S</meta:editing-duration>
    <meta:editing-cycles>3</meta:editing-cycles>
    <meta:generator>LibreOffice/5.1.6.2$Linux_X86_64 LibreOffice_project/10m0$Build-2</meta:generator>
    <meta:document-statistic meta:object-count="43"/>
  </office:meta>
</office:document-meta>
</file>